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🗂️ <text:span text:style-name="Strong_20_Emphasis">Fase 1 – Protótipo Funcional (já iniciada)</text:span></text:h>
      <text:p text:style-name="Text_20_body"><text:span text:style-name="Strong_20_Emphasis">Objetivo</text:span>: Criar uma prova de conceito funcional com app + QR Code</text:p>
      <text:p text:style-name="Text_20_body"><text:span text:style-name="Strong_20_Emphasis">Tarefas concluídas / em andamento:</text:span></text:p>
      <text:list text:style-name="L1">
        <text:list-item>
          <text:p text:style-name="P1">Gerador de QR Code (versão HTML, funcional)</text:p>
        </text:list-item>
        <text:list-item>
          <text:p text:style-name="P1">Primeiro layout do formulário</text:p>
        </text:list-item>
        <text:list-item>
          <text:p text:style-name="P1">Estrutura inicial do app no FlutterFlow</text:p>
        </text:list-item>
        <text:list-item>
          <text:p text:style-name="P1">Testes de leitura de QR Code no app</text:p>
        </text:list-item>
      </text:list>
      <text:p text:style-name="Text_20_body"><text:span text:style-name="Strong_20_Emphasis">Próximas ações:</text:span></text:p>
      <text:list text:style-name="L2">
        <text:list-item>
          <text:p text:style-name="P2">Ajustar funcionalidades básicas do app (leitura e exibição dos dados do QR Code)</text:p>
        </text:list-item>
        <text:list-item>
          <text:p text:style-name="P2">Garantir que a versão 1.0 seja usável offline</text:p>
        </text:list-item>
      </text:list>
      <text:p text:style-name="Horizontal_20_Line"/>
      <text:h text:style-name="Heading_20_2" text:outline-level="2">🔧 <text:span text:style-name="Strong_20_Emphasis">Fase 2 – Integração com Backend</text:span></text:h>
      <text:p text:style-name="Text_20_body"><text:span text:style-name="Strong_20_Emphasis">Objetivo</text:span>: Armazenar e consultar dados em tempo real</text:p>
      <text:p text:style-name="Text_20_body"><text:span text:style-name="Strong_20_Emphasis">Etapas futuras:</text:span></text:p>
      <text:list text:style-name="L3">
        <text:list-item>
          <text:p text:style-name="P3">Escolha do backend: Supabase, Firebase ou backend próprio em Node.js</text:p>
        </text:list-item>
        <text:list-item>
          <text:p text:style-name="P3">Definir modelo de dados (paciente, vacina, data, profissional etc.)</text:p>
        </text:list-item>
        <text:list-item>
          <text:p text:style-name="P3">Integração do app com banco de dados</text:p>
        </text:list-item>
        <text:list-item>
          <text:p text:style-name="P3">Autenticação (profissionais ou usuários)</text:p>
        </text:list-item>
        <text:list-item>
          <text:p text:style-name="P3">CRUD básico (inserir, buscar, editar, excluir vacinação)</text:p>
        </text:list-item>
      </text:list>
      <text:p text:style-name="Horizontal_20_Line"/>
      <text:h text:style-name="Heading_20_2" text:outline-level="2">📊 <text:span text:style-name="Strong_20_Emphasis">Fase 3 – Validação e Testes</text:span></text:h>
      <text:p text:style-name="Text_20_body"><text:span text:style-name="Strong_20_Emphasis">Objetivo</text:span>: Garantir qualidade e usabilidade</text:p>
      <text:p text:style-name="Text_20_body"><text:span text:style-name="Strong_20_Emphasis">Tarefas:</text:span></text:p>
      <text:list text:style-name="L4">
        <text:list-item>
          <text:p text:style-name="P4">Testes com diferentes dispositivos</text:p>
        </text:list-item>
        <text:list-item>
          <text:p text:style-name="P4">Validação do QR Code em cenários reais</text:p>
        </text:list-item>
        <text:list-item>
          <text:p text:style-name="P4">Feedback de usuários (médico, paciente, etc.)</text:p>
        </text:list-item>
        <text:list-item>
          <text:p text:style-name="P4">Correções e melhorias com base nos testes</text:p>
        </text:list-item>
      </text:list>
      <text:p text:style-name="Horizontal_20_Line"/>
      <text:h text:style-name="Heading_20_2" text:outline-level="2">🔐 <text:span text:style-name="Strong_20_Emphasis">Fase 4 – Segurança e Conformidade</text:span></text:h>
      <text:p text:style-name="Text_20_body"><text:span text:style-name="Strong_20_Emphasis">Objetivo</text:span>: Proteger dados sensíveis e estar alinhado à LGPD</text:p>
      <text:p text:style-name="Text_20_body"><text:soft-page-break/><text:span text:style-name="Strong_20_Emphasis">Planejamento:</text:span></text:p>
      <text:list text:style-name="L5">
        <text:list-item>
          <text:p text:style-name="P5">Criptografia dos dados sensíveis</text:p>
        </text:list-item>
        <text:list-item>
          <text:p text:style-name="P5">Políticas de privacidade e consentimento</text:p>
        </text:list-item>
        <text:list-item>
          <text:p text:style-name="P5">Controle de acesso e autenticação segura</text:p>
        </text:list-item>
      </text:list>
      <text:p text:style-name="Horizontal_20_Line"/>
      <text:h text:style-name="Heading_20_2" text:outline-level="2">🚀 <text:span text:style-name="Strong_20_Emphasis">Fase 5 – Expansão e Comercialização</text:span></text:h>
      <text:p text:style-name="Text_20_body"><text:span text:style-name="Strong_20_Emphasis">Objetivo</text:span>: Transformar o projeto em produto escalável</text:p>
      <text:p text:style-name="Text_20_body"><text:span text:style-name="Strong_20_Emphasis">Próximos passos:</text:span></text:p>
      <text:list text:style-name="L6">
        <text:list-item>
          <text:p text:style-name="P6">Branding (nome, logo, site)</text:p>
        </text:list-item>
        <text:list-item>
          <text:p text:style-name="P6">Material de apresentação (para clínicas, prefeituras etc.)</text:p>
        </text:list-item>
        <text:list-item>
          <text:p text:style-name="P6">Modelo de monetização (SaaS, licenciamento, open-source etc.)</text:p>
        </text:list-item>
        <text:list-item>
          <text:p text:style-name="P6">Planejamento para escalabilidade técnic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1:28:26.926000000</meta:creation-date>
    <dc:date>2025-05-05T11:29:41.061000000</dc:date>
    <meta:editing-duration>PT1M14S</meta:editing-duration>
    <meta:editing-cycles>1</meta:editing-cycles>
    <meta:document-statistic meta:table-count="0" meta:image-count="0" meta:object-count="0" meta:page-count="2" meta:paragraph-count="38" meta:word-count="251" meta:character-count="1563" meta:non-whitespace-character-count="1367"/>
    <meta:generator>LibreOffice/24.8.6.2$Windows_X86_64 LibreOffice_project/6d98ba145e9a8a39fc57bcc76981d1fb1316c60c</meta:generator>
  </office:meta>
</office:document-meta>
</file>